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AMS" svg:font-family="MathJax_AMS" style:font-adornments="Regular" style:font-pitch="variable"/>
    <style:font-face style:name="MathJax_Main" svg:font-family="MathJax_Mai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2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draw:fill="solid" draw:fill-color="#cccccc" draw:opacity="50%" draw:textarea-horizontal-align="left" draw:auto-grow-height="true" draw:auto-grow-width="true" fo:min-height="0cm" fo:min-width="0cm" fo:padding-top="0.15cm" fo:padding-bottom="0.15cm" fo:padding-left="0.275cm" fo:padding-right="0.275cm" draw:shadow-opacity="50%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style:style style:name="P4" style:family="paragraph">
      <loext:graphic-properties draw:fill="solid" draw:fill-color="#cccccc" draw:opacity="50%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05cm" svg:y1="2.577cm" svg:x2="2.921cm" svg:y2="2.54cm">
          <text:p/>
        </draw:line>
        <draw:frame draw:style-name="gr2" draw:text-style-name="P3" draw:layer="layout" svg:width="2.911cm" svg:height="0.683cm" svg:x="0.11cm" svg:y="1.857cm">
          <draw:text-box>
            <text:p text:style-name="P2">master thread</text:p>
          </draw:text-box>
        </draw:frame>
        <draw:frame draw:style-name="gr3" draw:text-style-name="P4" draw:layer="layout" svg:width="4.193cm" svg:height="0.733cm" draw:transform="rotate (1.5707963267949) translate (2.99cm 4.662cm)">
          <draw:text-box>
            <text:p text:style-name="P2"><text:s text:c="2"/>r a m i f i c a ç ã o <text:s text:c="2"/></text:p>
          </draw:text-box>
        </draw:frame>
        <draw:line draw:style-name="gr1" draw:text-style-name="P1" draw:layer="layout" svg:x1="3.772cm" svg:y1="1.697cm" svg:x2="5.677cm" svg:y2="1.697cm">
          <text:p/>
        </draw:line>
        <draw:line draw:style-name="gr1" draw:text-style-name="P1" draw:layer="layout" svg:x1="3.772cm" svg:y1="1.116cm" svg:x2="5.677cm" svg:y2="1.116cm">
          <text:p/>
        </draw:line>
        <draw:line draw:style-name="gr1" draw:text-style-name="P1" draw:layer="layout" svg:x1="3.772cm" svg:y1="2.278cm" svg:x2="5.677cm" svg:y2="2.278cm">
          <text:p/>
        </draw:line>
        <draw:line draw:style-name="gr1" draw:text-style-name="P1" draw:layer="layout" svg:x1="3.772cm" svg:y1="2.813cm" svg:x2="5.677cm" svg:y2="2.813cm">
          <text:p/>
        </draw:line>
        <draw:line draw:style-name="gr1" draw:text-style-name="P1" draw:layer="layout" svg:x1="3.772cm" svg:y1="3.375cm" svg:x2="5.677cm" svg:y2="3.375cm">
          <text:p/>
        </draw:line>
        <draw:line draw:style-name="gr1" draw:text-style-name="P1" draw:layer="layout" svg:x1="3.782cm" svg:y1="3.916cm" svg:x2="5.687cm" svg:y2="3.916cm">
          <text:p/>
        </draw:line>
        <draw:frame draw:style-name="gr3" draw:text-style-name="P4" draw:layer="layout" svg:width="4.248cm" svg:height="0.733cm" draw:transform="rotate (1.5707963267949) translate (5.691cm 4.662cm)">
          <draw:text-box>
            <text:p text:style-name="P2">s i n c r o n i z a ç ã o</text:p>
          </draw:text-box>
        </draw:frame>
        <draw:line draw:style-name="gr1" draw:text-style-name="P1" draw:layer="layout" svg:x1="6.493cm" svg:y1="2.577cm" svg:x2="9.109cm" svg:y2="2.54cm">
          <text:p/>
        </draw:line>
        <draw:frame draw:style-name="gr3" draw:text-style-name="P4" draw:layer="layout" svg:width="4.193cm" svg:height="0.733cm" draw:transform="rotate (1.5707963267949) translate (9.178cm 4.662cm)">
          <draw:text-box>
            <text:p text:style-name="P2"><text:s text:c="2"/>r a m i f i c a ç ã o <text:s text:c="2"/></text:p>
          </draw:text-box>
        </draw:frame>
        <draw:line draw:style-name="gr1" draw:text-style-name="P1" draw:layer="layout" svg:x1="9.96cm" svg:y1="1.697cm" svg:x2="11.865cm" svg:y2="1.697cm">
          <text:p/>
        </draw:line>
        <draw:line draw:style-name="gr1" draw:text-style-name="P1" draw:layer="layout" svg:x1="9.96cm" svg:y1="1.116cm" svg:x2="11.865cm" svg:y2="1.116cm">
          <text:p/>
        </draw:line>
        <draw:line draw:style-name="gr1" draw:text-style-name="P1" draw:layer="layout" svg:x1="9.96cm" svg:y1="2.278cm" svg:x2="11.865cm" svg:y2="2.278cm">
          <text:p/>
        </draw:line>
        <draw:line draw:style-name="gr1" draw:text-style-name="P1" draw:layer="layout" svg:x1="9.96cm" svg:y1="2.813cm" svg:x2="11.865cm" svg:y2="2.813cm">
          <text:p/>
        </draw:line>
        <draw:line draw:style-name="gr1" draw:text-style-name="P1" draw:layer="layout" svg:x1="9.96cm" svg:y1="3.375cm" svg:x2="11.865cm" svg:y2="3.375cm">
          <text:p/>
        </draw:line>
        <draw:line draw:style-name="gr1" draw:text-style-name="P1" draw:layer="layout" svg:x1="9.97cm" svg:y1="3.916cm" svg:x2="11.875cm" svg:y2="3.916cm">
          <text:p/>
        </draw:line>
        <draw:frame draw:style-name="gr3" draw:text-style-name="P4" draw:layer="layout" svg:width="4.248cm" svg:height="0.733cm" draw:transform="rotate (1.5707963267949) translate (11.879cm 4.662cm)">
          <draw:text-box>
            <text:p text:style-name="P2">s i n c r o n i z a ç ã o</text:p>
          </draw:text-box>
        </draw:frame>
        <draw:frame draw:style-name="gr2" draw:text-style-name="P3" draw:layer="layout" svg:width="2.911cm" svg:height="0.683cm" svg:x="6.311cm" svg:y="1.858cm">
          <draw:text-box>
            <text:p text:style-name="P2">master thread</text:p>
          </draw:text-box>
        </draw:frame>
        <draw:frame draw:style-name="gr2" draw:text-style-name="P3" draw:layer="layout" svg:width="2.911cm" svg:height="0.683cm" svg:x="12.512cm" svg:y="1.859cm">
          <draw:text-box>
            <text:p text:style-name="P2">master thread</text:p>
          </draw:text-box>
        </draw:frame>
        <draw:line draw:style-name="gr1" draw:text-style-name="P1" draw:layer="layout" svg:x1="12.768cm" svg:y1="2.565cm" svg:x2="15.384cm" svg:y2="2.528cm">
          <text:p/>
        </draw:line>
        <draw:frame draw:style-name="gr2" draw:text-style-name="P3" draw:layer="layout" svg:width="3.072cm" svg:height="0.683cm" svg:x="3.175cm" svg:y="4.524cm">
          <draw:text-box>
            <text:p text:style-name="P2">região paralela</text:p>
          </draw:text-box>
        </draw:frame>
        <draw:frame draw:style-name="gr2" draw:text-style-name="P3" draw:layer="layout" svg:width="3.072cm" svg:height="0.683cm" svg:x="9.375cm" svg:y="4.525cm">
          <draw:text-box>
            <text:p text:style-name="P2">região paralel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AMS" svg:font-family="MathJax_AMS" style:font-adornments="Regular" style:font-pitch="variable"/>
    <style:font-face style:name="MathJax_Main" svg:font-family="MathJax_Mai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5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1:10:15.494551468</meta:creation-date>
    <dc:date>2021-01-25T12:32:05.234183095</dc:date>
    <meta:editing-duration>PT1H38S</meta:editing-duration>
    <meta:editing-cycles>3</meta:editing-cycles>
    <meta:generator>LibreOffice/6.4.6.2$Linux_X86_64 LibreOffice_project/40$Build-2</meta:generator>
    <meta:document-statistic meta:object-count="24"/>
  </office:meta>
</office:document-meta>
</file>